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1cm"/>
    </style:style>
    <style:style style:name="gr3" style:family="graphic" style:parent-style-name="standard">
      <style:graphic-properties draw:stroke="none" draw:fill="none" fo:min-height="13.618cm"/>
    </style:style>
    <style:style style:name="gr4" style:family="graphic" style:parent-style-name="standard">
      <style:graphic-properties draw:stroke="none" draw:fill="none" fo:min-height="14.158cm"/>
    </style:style>
    <style:style style:name="gr5" style:family="graphic" style:parent-style-name="standard">
      <style:graphic-properties draw:stroke="none" draw:fill="none" fo:min-height="0.963cm"/>
    </style:style>
    <style:style style:name="gr6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draw:fill="none" fo:min-height="10.672cm"/>
    </style:style>
    <style:style style:name="gr8" style:family="graphic" style:parent-style-name="standard">
      <style:graphic-properties draw:stroke="none" draw:fill="none" fo:min-height="1.061cm"/>
    </style:style>
    <style:style style:name="gr9" style:family="graphic" style:parent-style-name="standard">
      <style:graphic-properties draw:stroke="none" draw:fill="none" fo:min-height="2.042cm"/>
    </style:style>
    <style:style style:name="gr10" style:family="graphic" style:parent-style-name="standard">
      <style:graphic-properties draw:stroke="none" draw:fill="none" fo:min-height="4.949cm"/>
    </style:style>
    <style:style style:name="gr11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stroke="none" draw:fill="none" fo:min-height="2.912cm"/>
    </style:style>
    <style:style style:name="gr13" style:family="graphic" style:parent-style-name="standard">
      <style:graphic-properties draw:stroke="none" draw:fill="none" fo:min-height="5.722cm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P5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P9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P1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14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paragraph-properties style:text-autospace="none"/>
    </style:style>
    <style:style style:name="P16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onaco" style:font-family-generic="modern" style:font-pitch="fixed" fo:font-size="29pt" fo:font-weight="bold" style:font-family-asian="CourierNewPS-BoldMT" style:font-family-generic-asian="modern" style:font-size-asian="29pt" style:font-weight-asian="bold" style:font-family-complex="CourierNewPS-BoldMT" style:font-family-generic-complex="modern" style:font-size-complex="16.5pt" style:font-weight-complex="bold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9" style:family="paragraph">
      <style:paragraph-properties fo:text-align="start" style:text-autospace="none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T3" style:family="text"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6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7" style:family="text">
      <style:text-properties fo:color="#0000c0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8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9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0" style:family="text">
      <style:text-properties fo:color="#8e3e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1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style:letter-kerning="true" style:font-family-asian="CourierNewPSMT" style:font-family-generic-asian="modern" style:font-pitch-asian="fixed" style:font-size-asian="24pt" style:font-style-asian="normal" style:font-family-complex="CourierNewPSMT" style:font-family-generic-complex="modern" style:font-pitch-complex="fixed" style:font-size-complex="13.6000003814697pt" style:font-style-complex="normal" style:text-emphasize="none" style:font-relief="none"/>
    </style:style>
    <style:style style:name="T13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4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5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6" style:family="text">
      <style:text-properties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7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8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9" style:family="text">
      <style:text-properties fo:color="#000000" fo:font-family="Monaco" style:font-family-generic="modern" style:font-pitch="fixed" fo:font-size="29pt" fo:font-weight="bold" style:font-family-asian="CourierNewPS-BoldMT" style:font-family-generic-asian="modern" style:font-size-asian="29pt" style:font-weight-asian="bold" style:font-family-complex="CourierNewPS-BoldMT" style:font-family-generic-complex="modern" style:font-size-complex="16.5pt" style:font-weight-complex="bold"/>
    </style:style>
    <style:style style:name="T20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1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2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3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4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5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6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7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8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9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30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1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2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3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4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Scala worksho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4" draw:layer="layout" svg:width="27.865cm" svg:height="7.06cm" svg:x="0.135cm" svg:y="7.111cm">
          <draw:text-box>
            <text:p text:style-name="P2"><text:span text:style-name="T2">If I were to pick a language to use today other than Java, it would be Scala.</text:span></text:p>
            <text:p text:style-name="P2"><text:span text:style-name="T2"/></text:p>
            <text:p text:style-name="P3"><text:span text:style-name="T2">James Gos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3" draw:text-style-name="P5" draw:layer="layout" svg:width="28cm" svg:height="13.868cm" svg:x="0cm" svg:y="3.81cm">
          <draw:text-box>
            <text:p text:style-name="P2"><text:span text:style-name="T3">Scala, it must be stated, is the current heir apparent to the Java throne. No other language on the JVM seems as capable of being a "replacement for Java" as Scala, and the momentum behind Scala is now unquestionable.</text:span></text:p>
            <text:p text:style-name="P2"><text:span text:style-name="T3"/></text:p>
            <text:p text:style-name="P3"><text:span text:style-name="T3">Charlies Olivier Nutter - JRuby l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1" draw:text-style-name="P6" draw:layer="layout" svg:width="25.199cm" svg:height="17.685cm" svg:x="1.4cm" svg:y="0.962cm" presentation:class="subtitle">
          <draw:text-box>
            <text:p><text:span text:style-name="T4">Though my tip though for the long term replacement of javac is Scala. I'm very impressed with it! I can honestly say if someone had shown me the Programming in Scala book by by Martin Odersky, Lex Spoon &amp; Bill Venners back in 2003 I'd probably have never created Groovy.</text:span></text:p>
            <text:p><text:span text:style-name="T4"/></text:p>
            <text:p><text:span text:style-name="T4">James Strach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>
        <office:forms form:automatic-focus="false" form:apply-design-mode="false"/>
        <draw:frame draw:style-name="gr4" draw:text-style-name="P8" draw:layer="layout" svg:width="22.827cm" svg:height="17.411cm" svg:x="4.478cm" svg:y="-0.368cm">
          <draw:text-box>
            <text:p text:style-name="P7"><text:span text:style-name="T5"/></text:p>
            <text:p text:style-name="P7"><text:span text:style-name="T6">public</text:span><text:span text:style-name="T5"> </text:span><text:span text:style-name="T6">class</text:span><text:span text:style-name="T5"> Person { </text:span></text:p>
            <text:p text:style-name="P7"><text:span text:style-name="T6"><text:s text:c="2"/></text:span><text:span text:style-name="T6">private</text:span><text:span text:style-name="T5"> </text:span><text:span text:style-name="T6">int</text:span><text:span text:style-name="T5"> </text:span><text:span text:style-name="T7">age</text:span><text:span text:style-name="T5">;</text:span></text:p>
            <text:p text:style-name="P7"><text:span text:style-name="T5"><text:s text:c="2"/></text:span><text:span text:style-name="T6">private</text:span><text:span text:style-name="T5"> String </text:span><text:span text:style-name="T7">name</text:span><text:span text:style-name="T5">;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Person(</text:span><text:span text:style-name="T6">int</text:span><text:span text:style-name="T5"> age, String name) {</text:span></text:p>
            <text:p text:style-name="P7"><text:span text:style-name="T5"><text:s text:c="4"/></text:span><text:span text:style-name="T6">this</text:span><text:span text:style-name="T5">.</text:span><text:span text:style-name="T7">age</text:span><text:span text:style-name="T5"> = age;</text:span></text:p>
            <text:p text:style-name="P7"><text:span text:style-name="T5"><text:s text:c="4"/></text:span><text:span text:style-name="T6">this</text:span><text:span text:style-name="T5">.</text:span><text:span text:style-name="T7">name</text:span><text:span text:style-name="T5"> = name;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</text:span><text:span text:style-name="T6">int</text:span><text:span text:style-name="T5"> getAge() { </text:span></text:p>
            <text:p text:style-name="P7"><text:span text:style-name="T6"><text:s text:c="4"/></text:span><text:span text:style-name="T6">return</text:span><text:span text:style-name="T5"> </text:span><text:span text:style-name="T6">this</text:span><text:span text:style-name="T5">.</text:span><text:span text:style-name="T7">age</text:span><text:span text:style-name="T5">; 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</text:span><text:span text:style-name="T6">void</text:span><text:span text:style-name="T5"> setAge(</text:span><text:span text:style-name="T6">int</text:span><text:span text:style-name="T5"> age) { </text:span></text:p>
            <text:p text:style-name="P7"><text:span text:style-name="T6"><text:s text:c="4"/></text:span><text:span text:style-name="T6">this</text:span><text:span text:style-name="T5">.</text:span><text:span text:style-name="T7">age</text:span><text:span text:style-name="T5"> = age; 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String getName() { </text:span></text:p>
            <text:p text:style-name="P7"><text:span text:style-name="T6"><text:s text:c="4"/></text:span><text:span text:style-name="T6">return</text:span><text:span text:style-name="T5"> </text:span><text:span text:style-name="T6">this</text:span><text:span text:style-name="T5">.</text:span><text:span text:style-name="T7">name</text:span><text:span text:style-name="T5">; 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</text:span><text:span text:style-name="T6">void</text:span><text:span text:style-name="T5"> setName(String name) { </text:span></text:p>
            <text:p text:style-name="P7"><text:span text:style-name="T6"><text:s text:c="4"/></text:span><text:span text:style-name="T6">this</text:span><text:span text:style-name="T5">.</text:span><text:span text:style-name="T7">name</text:span><text:span text:style-name="T5"> = name;</text:span></text:p>
            <text:p text:style-name="P7"><text:span text:style-name="T5"><text:s text:c="2"/></text:span><text:span text:style-name="T5">}</text:span></text:p>
            <text:p text:style-name="P7"><text:span text:style-name="T5">}</text:span></text:p>
          </draw:text-box>
        </draw:frame>
        <draw:frame draw:style-name="gr5" draw:text-style-name="P10" draw:layer="layout" svg:width="25.398cm" svg:height="1.31cm" svg:x="0.67cm" svg:y="17.61cm">
          <draw:text-box>
            <text:p text:style-name="P9"><text:span text:style-name="T8">class</text:span><text:span text:style-name="T9"> </text:span><text:span text:style-name="T10">Person</text:span><text:span text:style-name="T9">(</text:span><text:span text:style-name="T8">var</text:span><text:span text:style-name="T9"> </text:span><text:span text:style-name="T11">age</text:span><text:span text:style-name="T9">: </text:span><text:span text:style-name="T10">Int</text:span><text:span text:style-name="T9">,</text:span><text:span text:style-name="T12"> </text:span><text:span text:style-name="T8">var</text:span><text:span text:style-name="T9"> </text:span><text:span text:style-name="T11">name</text:span><text:span text:style-name="T9">: </text:span><text:span text:style-name="T10">String</text:span><text:span text:style-name="T9">)</text:span></text:p>
          </draw:text-box>
        </draw:frame>
        <draw:custom-shape draw:style-name="gr6" draw:text-style-name="P11" draw:layer="layout" svg:width="2.382cm" svg:height="2.084cm" svg:x="11.965cm" svg:y="15.1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>
        <office:forms form:automatic-focus="false" form:apply-design-mode="false"/>
        <draw:frame draw:style-name="gr7" draw:text-style-name="P12" draw:layer="layout" svg:width="28.022cm" svg:height="10.922cm" svg:x="0.778cm" svg:y="0.48cm">
          <draw:text-box>
            <text:p text:style-name="P7"><text:span text:style-name="T13"/></text:p>
            <text:p text:style-name="P7"><text:span text:style-name="T13">List&lt;Person&gt; persons = </text:span><text:span text:style-name="T14">... </text:span></text:p>
            <text:p text:style-name="P7"><text:span text:style-name="T13">List&lt;Person&gt; adults = </text:span><text:span text:style-name="T14">new</text:span><text:span text:style-name="T13"> LinkedList&lt;Person&gt;(); List&lt;Person&gt; kids = </text:span><text:span text:style-name="T14">new</text:span><text:span text:style-name="T13"> LinkedList&lt;Person&gt;();</text:span></text:p>
            <text:p text:style-name="P7"><text:span text:style-name="T14">for</text:span><text:span text:style-name="T13"> (Person person : persons) {</text:span></text:p>
            <text:p text:style-name="P7"><text:span text:style-name="T13"><text:s text:c="2"/></text:span><text:span text:style-name="T14">if</text:span><text:span text:style-name="T13"> (person.getAge() &lt; 18) {</text:span></text:p>
            <text:p text:style-name="P7"><text:span text:style-name="T13"><text:s text:c="4"/></text:span><text:span text:style-name="T13">kids.add(person);</text:span></text:p>
            <text:p text:style-name="P7"><text:span text:style-name="T13"><text:s text:c="2"/></text:span><text:span text:style-name="T13">} </text:span><text:span text:style-name="T14">else</text:span><text:span text:style-name="T13"> {</text:span></text:p>
            <text:p text:style-name="P7"><text:span text:style-name="T13"><text:s text:c="4"/></text:span><text:span text:style-name="T13">adults.add(person);</text:span></text:p>
            <text:p text:style-name="P7"><text:span text:style-name="T13"><text:s text:c="2"/></text:span><text:span text:style-name="T13">}</text:span></text:p>
            <text:p text:style-name="P7"><text:span text:style-name="T13">}</text:span></text:p>
          </draw:text-box>
        </draw:frame>
        <draw:frame draw:style-name="gr8" draw:text-style-name="P13" draw:layer="layout" svg:width="25.91cm" svg:height="1.311cm" svg:x="0.635cm" svg:y="16.469cm">
          <draw:text-box>
            <text:p text:style-name="P2"><text:span text:style-name="T15">val</text:span><text:span text:style-name="T16"> (</text:span><text:span text:style-name="T17">kids</text:span><text:span text:style-name="T16">, </text:span><text:span text:style-name="T17">adults</text:span><text:span text:style-name="T18">) = persons.partition(_.age &lt; 18)</text:span></text:p>
          </draw:text-box>
        </draw:frame>
        <draw:custom-shape draw:style-name="gr6" draw:text-style-name="P11" draw:layer="layout" svg:width="3.81cm" svg:height="3.333cm" svg:x="12.065cm" svg:y="11.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>
        <office:forms form:automatic-focus="false" form:apply-design-mode="false"/>
        <draw:frame draw:style-name="gr9" draw:text-style-name="P16" draw:layer="layout" svg:width="21.22cm" svg:height="2.807cm" svg:x="2.91cm" svg:y="4.178cm">
          <draw:text-box>
            <text:p text:style-name="P14"><text:span text:style-name="T19">String s = "!em esreveR";</text:span></text:p>
            <text:p text:style-name="P15"><text:span text:style-name="T19">System.out.println(s.reverse());</text:span></text:p>
          </draw:text-box>
        </draw:frame>
        <draw:frame draw:style-name="gr10" draw:text-style-name="P16" draw:layer="layout" svg:width="24.446cm" svg:height="5.235cm" svg:x="2.859cm" svg:y="11.43cm">
          <draw:text-box>
            <text:p text:style-name="P14"><text:span text:style-name="T19">val s: java.lang.String = "!em esreveR"</text:span></text:p>
            <text:p text:style-name="P14"><text:span text:style-name="T19">println(s.reverse)</text:span></text:p>
            <text:p text:style-name="P14"><text:span text:style-name="T19"/></text:p>
            <text:p text:style-name="P15"><text:span text:style-name="T19">=&gt; Reverse me!</text:span></text:p>
          </draw:text-box>
        </draw:frame>
        <draw:custom-shape draw:style-name="gr11" draw:text-style-name="P11" draw:layer="layout" svg:width="3.175cm" svg:height="2.841cm" svg:x="11.73cm" svg:y="7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office:forms form:automatic-focus="false" form:apply-design-mode="false"/>
        <draw:frame draw:style-name="gr12" draw:text-style-name="P17" draw:layer="layout" svg:width="27.305cm" svg:height="3.428cm" svg:x="0.635cm" svg:y="16.095cm">
          <draw:text-box>
            <text:p text:style-name="P7"><text:span text:style-name="T20">using</text:span><text:span text:style-name="T21">(</text:span><text:span text:style-name="T22">new</text:span><text:span text:style-name="T21"> </text:span><text:span text:style-name="T23">BufferedReader</text:span><text:span text:style-name="T21">(</text:span><text:span text:style-name="T22">new</text:span><text:span text:style-name="T21"> </text:span><text:span text:style-name="T23">FileReader</text:span><text:span text:style-name="T21">(</text:span><text:span text:style-name="T24">"f.txt"</text:span><text:span text:style-name="T21">))) {</text:span></text:p>
            <text:p text:style-name="P7"><text:span text:style-name="T21"><text:s text:c="4"/></text:span><text:span text:style-name="T25">reader</text:span><text:span text:style-name="T21"> =&gt; </text:span><text:span text:style-name="T20">println</text:span><text:span text:style-name="T21">(</text:span><text:span text:style-name="T25">reader</text:span><text:span text:style-name="T21">.</text:span><text:span text:style-name="T20">readLine()</text:span><text:span text:style-name="T21">)</text:span></text:p>
            <text:p text:style-name="P7"><text:span text:style-name="T21">}</text:span></text:p>
          </draw:text-box>
        </draw:frame>
        <draw:frame draw:style-name="gr13" draw:text-style-name="P18" draw:layer="layout" svg:width="27.365cm" svg:height="12.861cm" svg:x="0.635cm" svg:y="0.944cm">
          <draw:text-box>
            <text:p text:style-name="P15"><text:span text:style-name="T26">BufferedReader reader = </text:span><text:span text:style-name="T27">null</text:span><text:span text:style-name="T26">;</text:span></text:p>
            <text:p text:style-name="P15"><text:span text:style-name="T27">try</text:span><text:span text:style-name="T26"> {</text:span></text:p>
            <text:p text:style-name="P15"><text:span text:style-name="T26"><text:s text:c="2"/></text:span><text:span text:style-name="T26">reader = </text:span><text:span text:style-name="T27">new</text:span><text:span text:style-name="T26"> BufferedReader(</text:span><text:span text:style-name="T27">new</text:span><text:span text:style-name="T26"> FileReader(</text:span><text:span text:style-name="T28">"f.txt"</text:span><text:span text:style-name="T26">));</text:span></text:p>
            <text:p text:style-name="P15"><text:span text:style-name="T26"><text:s text:c="2"/></text:span><text:span text:style-name="T26">System.</text:span><text:span text:style-name="T29">out</text:span><text:span text:style-name="T26">.println(reader.readLine());</text:span></text:p>
            <text:p text:style-name="P15"><text:span text:style-name="T26">} </text:span><text:span text:style-name="T27">finally</text:span><text:span text:style-name="T26"> {</text:span></text:p>
            <text:p text:style-name="P15"><text:span text:style-name="T27"><text:s text:c="2"/></text:span><text:span text:style-name="T27">if</text:span><text:span text:style-name="T26"> (reader != </text:span><text:span text:style-name="T27">null</text:span><text:span text:style-name="T26">) {</text:span></text:p>
            <text:p text:style-name="P15"><text:span text:style-name="T27"><text:s text:c="4"/></text:span><text:span text:style-name="T27">try</text:span><text:span text:style-name="T26"> {</text:span></text:p>
            <text:p text:style-name="P15"><text:span text:style-name="T26"><text:s text:c="6"/></text:span><text:span text:style-name="T26">reader.close();</text:span></text:p>
            <text:p text:style-name="P15"><text:span text:style-name="T26"><text:s text:c="4"/></text:span><text:span text:style-name="T26">} </text:span><text:span text:style-name="T27">catch</text:span><text:span text:style-name="T26"> (IOException e) {</text:span></text:p>
            <text:p text:style-name="P15"><text:span text:style-name="T30"><text:s text:c="6"/></text:span><text:span text:style-name="T30">// Exception on close, ignore</text:span></text:p>
            <text:p text:style-name="P15"><text:span text:style-name="T26"><text:s text:c="4"/></text:span><text:span text:style-name="T26">}</text:span></text:p>
            <text:p text:style-name="P15"><text:span text:style-name="T26"><text:s text:c="2"/></text:span><text:span text:style-name="T26">}</text:span></text:p>
            <text:p text:style-name="P15"><text:span text:style-name="T26">}</text:span></text:p>
          </draw:text-box>
        </draw:frame>
        <draw:custom-shape draw:style-name="gr11" draw:text-style-name="P11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1T19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I will never forget these words: "With great power comes great responsibility." This is my gift, my curse. Who am I? I'm Spider-man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1T19">
        <office:forms form:automatic-focus="false" form:apply-design-mode="false"/>
        <draw:frame presentation:style-name="pr1" draw:text-style-name="P21" draw:layer="layout" svg:width="20.249cm" svg:height="17.685cm" svg:x="6.35cm" svg:y="0.962cm" presentation:class="subtitle" presentation:user-transformed="true">
          <draw:text-box>
            <text:p text:style-name="P19"><text:span text:style-name="T31">val</text:span><text:span text:style-name="T26"> </text:span><text:span text:style-name="T32">myList</text:span><text:span text:style-name="T26"> = </text:span><text:span text:style-name="T33">List</text:span><text:span text:style-name="T26">(1, 2, 3)</text:span></text:p>
            <text:p text:style-name="P19"><text:span text:style-name="T26">val res = (10</text:span><text:span text:style-name="T34">/:</text:span><text:span text:style-name="T32">myList</text:span><text:span text:style-name="T26">)(_</text:span><text:span text:style-name="T34">+</text:span><text:span text:style-name="T26">_)</text:span></text:p>
            <text:p text:style-name="P20"><text:span text:style-name="T35"/></text:p>
            <text:p text:style-name="P20"><text:span text:style-name="T35">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bject oriented and functional</text:p>
              </text:list-item>
              <text:list-item>
                <text:p>Statically types</text:p>
              </text:list-item>
              <text:list-item>
                <text:p>Java compatible</text:p>
                <text:list>
                  <text:list-item>
                    <text:p>Complies to Java byte code (og CLR)</text:p>
                  </text:list-item>
                  <text:list-item>
                    <text:p>Existing libraries/frameworks</text:p>
                  </text:list-item>
                </text:list>
              </text:list-item>
              <text:list-item>
                <text:p>Better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odays schedu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ic syntax</text:p>
              </text:list-item>
              <text:list-item>
                <text:p>REPL, IDE'er and setup</text:p>
              </text:list-item>
              <text:list-item>
                <text:p>First class functions</text:p>
              </text:list-item>
              <text:list-item>
                <text:p>Pattern matching</text:p>
              </text:list-item>
              <text:list-item>
                <text:p>OO and traits</text:p>
              </text:list-item>
              <text:list-item>
                <text:p>Functional programming</text:p>
              </text:list-item>
              <text:list-item>
                <text:p>++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1:02:00</meta:creation-date>
    <meta:editing-duration>PT03H16M28S</meta:editing-duration>
    <meta:editing-cycles>31</meta:editing-cycles>
    <meta:generator>OpenOffice.org/3.1$Unix OpenOffice.org_project/310m19$Build-9420</meta:generator>
    <meta:initial-creator>Alf Kristian Støyle</meta:initial-creator>
    <dc:date>2009-11-26T17:51:29</dc:date>
    <dc:creator>Alf Kristian Støyle</dc:creator>
    <meta:document-statistic meta:object-count="68"/>
  </office:meta>
</office:document-meta>
</file>